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4F00000E5500000D17816E1E77.svm"/>
  <manifest:file-entry manifest:media-type="" manifest:full-path="Pictures/2000005B000023D400000BB7689F403A.svm"/>
  <manifest:file-entry manifest:media-type="" manifest:full-path="Pictures/20000799000018CE00001FB21510BDB7.svm"/>
  <manifest:file-entry manifest:media-type="" manifest:full-path="Pictures/2000004F00000E5500000D172A2DDEBC.svm"/>
  <manifest:file-entry manifest:media-type="" manifest:full-path="Pictures/2000005B000011EA00000BB79DFDB025.svm"/>
  <manifest:file-entry manifest:media-type="" manifest:full-path="Pictures/2000006D000023D400000BB76899533B.svm"/>
  <manifest:file-entry manifest:media-type="" manifest:full-path="Pictures/2000004F000023D400000BB7B8B9F123.svm"/>
  <manifest:file-entry manifest:media-type="" manifest:full-path="Pictures/2000006D000020620000129BECB01C4E.svm"/>
  <manifest:file-entry manifest:media-type="" manifest:full-path="Pictures/200000790000160C00001089CF874F7D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ea3a0" officeooo:paragraph-rsid="00b0ca6e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ea3a0" officeooo:paragraph-rsid="00b26377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ea3a0" officeooo:paragraph-rsid="00b44e12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ea3a0" officeooo:paragraph-rsid="00b5b96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ea3a0" officeooo:paragraph-rsid="00b77ee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ea3a0" officeooo:paragraph-rsid="00b9016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f8ad2" officeooo:paragraph-rsid="00af8ad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f8ad2" officeooo:paragraph-rsid="00b0ca6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b0ca6e" officeooo:paragraph-rsid="00b0ca6e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b26377" officeooo:paragraph-rsid="00b2637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b44e12" officeooo:paragraph-rsid="00b44e1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b5b96d" officeooo:paragraph-rsid="00b5b96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b77ee1" officeooo:paragraph-rsid="00b77ee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b9016b" officeooo:paragraph-rsid="00b9016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b9016b" officeooo:paragraph-rsid="00ba391c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b9016b" officeooo:paragraph-rsid="00bae46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b9016b" officeooo:paragraph-rsid="00bb4e5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b9016b" officeooo:paragraph-rsid="00bc325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b9016b" officeooo:paragraph-rsid="00bd558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ea3a0" officeooo:paragraph-rsid="00b9016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b0ca6e" officeooo:paragraph-rsid="00b0ca6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b44e12" officeooo:paragraph-rsid="00b44e1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b5b96d" officeooo:paragraph-rsid="00b5b96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b77ee1" officeooo:paragraph-rsid="00b77ee1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b9016b" officeooo:paragraph-rsid="00ba391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b9016b" officeooo:paragraph-rsid="00bb4e5f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30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officeooo:rsid="00b44e12" style:text-overline-style="solid" style:text-overline-width="auto" style:text-overline-color="font-color"/>
    </style:style>
    <style:style style:name="T3" style:family="text">
      <style:text-properties fo:font-weight="bold" officeooo:rsid="00b44e12" style:font-weight-asian="bold" style:font-weight-complex="bold"/>
    </style:style>
    <style:style style:name="T4" style:family="text">
      <style:text-properties style:text-position="sub 58%" officeooo:rsid="00b5b96d"/>
    </style:style>
    <style:style style:name="T5" style:family="text">
      <style:text-properties style:text-position="sub 58%" officeooo:rsid="00b77ee1"/>
    </style:style>
    <style:style style:name="T6" style:family="text">
      <style:text-properties style:text-position="sub 58%" officeooo:rsid="00ba391c"/>
    </style:style>
    <style:style style:name="T7" style:family="text">
      <style:text-properties officeooo:rsid="00af8ad2"/>
    </style:style>
    <style:style style:name="T8" style:family="text">
      <style:text-properties officeooo:rsid="00b0ca6e"/>
    </style:style>
    <style:style style:name="T9" style:family="text">
      <style:text-properties officeooo:rsid="00b26377"/>
    </style:style>
    <style:style style:name="T10" style:family="text">
      <style:text-properties officeooo:rsid="00b44e12"/>
    </style:style>
    <style:style style:name="T11" style:family="text">
      <style:text-properties fo:color="#000000" officeooo:rsid="00b44e12" style:text-overline-style="solid" style:text-overline-width="auto" style:text-overline-color="font-color"/>
    </style:style>
    <style:style style:name="T12" style:family="text">
      <style:text-properties officeooo:rsid="00b5b96d"/>
    </style:style>
    <style:style style:name="T13" style:family="text">
      <style:text-properties officeooo:rsid="00b77ee1"/>
    </style:style>
    <style:style style:name="T14" style:family="text">
      <style:text-properties officeooo:rsid="00b9016b"/>
    </style:style>
    <style:style style:name="T15" style:family="text">
      <style:text-properties officeooo:rsid="00ba391c"/>
    </style:style>
    <style:style style:name="T16" style:family="text">
      <style:text-properties officeooo:rsid="00bb4e5f"/>
    </style:style>
    <style:style style:name="T17" style:family="text">
      <style:text-properties officeooo:rsid="00bc325d"/>
    </style:style>
    <style:style style:name="T18" style:family="text">
      <style:text-properties officeooo:rsid="00bd558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.101cm" style:wrap="parallel" style:number-wrapped-paragraphs="no-limit" style:wrap-contour="false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svg:stroke-width="0.0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draw:fill="none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cm" draw:fill="none" draw:textarea-vertical-align="middle" draw:auto-grow-height="false" fo:min-height="1.321cm" fo:min-width="0.8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svg:stroke-width="0.03cm" draw:fill="none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Ultrafine_20_Dashed" svg:stroke-width="0.03cm" draw:fill="none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20<text:span text:style-name="T1">11</text:span>-(<text:span text:style-name="T1">04</text:span>)<text:span text:style-name="T1">apr</text:span>-<text:span text:style-name="T7">27</text:span>: dag <text:span text:style-name="T1">2</text:span><text:span text:style-name="T7">4</text:span></text:h>
      <text:p text:style-name="P2"/>
      <text:p text:style-name="P9">KS 4 måndag<text:tab/>V32, V34</text:p>
      <text:p text:style-name="P9"/>
      <text:p text:style-name="P9">Övning idag</text:p>
      <text:p text:style-name="P9"/>
      <text:p text:style-name="P9"/>
      <text:p text:style-name="P9">1)<text:tab/>Låt A: “Det är måndag”, B: “Det snöar”</text:p>
      <text:p text:style-name="P9"/>
      <text:p text:style-name="P9"><text:tab/>Är några av följande logiskt ekvivalenta?</text:p>
      <text:p text:style-name="P9"/>
      <text:p text:style-name="P9"><text:tab/>α.<text:tab/>“Att minst en av ¬A och B gäller medgör att det inte är så att A om B.”</text:p>
      <text:p text:style-name="P9"><text:tab/><text:tab/>Det vill säga:</text:p>
      <text:p text:style-name="P9"/>
      <text:p text:style-name="P9"><text:tab/><text:tab/><text:tab/>(¬A ∨ B) → ¬(B → A)</text:p>
      <text:p text:style-name="P9"/>
      <text:p text:style-name="P9"/>
      <text:p text:style-name="P9"><text:tab/>β.<text:tab/>“Det är inte så att båda A och A omm ¬B.”</text:p>
      <text:p text:style-name="P9"><text:tab/><text:tab/>Det vill säga:</text:p>
      <text:p text:style-name="P9"/>
      <text:p text:style-name="P9"><text:tab/><text:tab/><text:tab/>¬(A ∧ (A ↔ ¬B))</text:p>
      <text:p text:style-name="P9"/>
      <text:p text:style-name="P9"/>
      <text:p text:style-name="P9"><text:tab/>γ.<text:tab/>“Det är inte så att A omm B”</text:p>
      <text:p text:style-name="P9"><text:tab/><text:tab/>Det vill säga.</text:p>
      <text:p text:style-name="P9"/>
      <text:p text:style-name="P9"><text:tab/><text:tab/><text:tab/>¬(A ↔ B)</text:p>
      <text:p text:style-name="P9"/>
      <text:p text:style-name="P9"/>
      <text:p text:style-name="P9">För att undersöka logisk ekvivalens ställer vi upp sanningsvärdestabell.</text:p>
      <text:p text:style-name="P9"><draw:line text:anchor-type="paragraph" draw:z-index="2" draw:style-name="gr1" draw:text-style-name="P30" svg:x1="12.977cm" svg:y1="0.43cm" svg:x2="12.977cm" svg:y2="3.552cm"><text:p/></draw:line><draw:line text:anchor-type="paragraph" draw:z-index="1" draw:style-name="gr1" draw:text-style-name="P30" svg:x1="7.717cm" svg:y1="0.43cm" svg:x2="7.717cm" svg:y2="3.552cm"><text:p/></draw:line><draw:line text:anchor-type="paragraph" draw:z-index="0" draw:style-name="gr1" draw:text-style-name="P30" svg:x1="1.716cm" svg:y1="0.43cm" svg:x2="1.716cm" svg:y2="3.552cm"><text:p/></draw:line></text:p>
      <text:p text:style-name="P9">A <text:s/>B<text:tab/><text:tab/>¬A ∨ B → ¬(B → A)<text:tab/><text:tab/>¬(A ∧ (A ↔ ¬B))<text:tab/><text:tab/>¬(A ↔ B)</text:p>
      <text:p text:style-name="P9"><draw:rect text:anchor-type="paragraph" draw:z-index="3" draw:style-name="gr2" draw:text-style-name="P30" svg:width="0.556cm" svg:height="2.038cm" svg:x="3.992cm" svg:y="0.448cm"><text:p/></draw:rect><draw:rect text:anchor-type="paragraph" draw:z-index="4" draw:style-name="gr2" draw:text-style-name="P30" svg:width="0.556cm" svg:height="2.038cm" svg:x="8.781cm" svg:y="0.448cm"><text:p/></draw:rect><draw:rect text:anchor-type="paragraph" draw:z-index="5" draw:style-name="gr2" draw:text-style-name="P30" svg:width="0.556cm" svg:height="2.038cm" svg:x="13.781cm" svg:y="0.448cm"><text:p/></draw:rect><draw:line text:anchor-type="paragraph" draw:z-index="6" draw:style-name="gr1" draw:text-style-name="P30" svg:x1="16.11cm" svg:y1="0.183cm" svg:x2="0.023cm" svg:y2="0.183cm"><text:p/></draw:line></text:p>
      <text:p text:style-name="P9">1 <text:s/>1<text:tab/><text:tab/> 0 <text:s text:c="2"/>1 <text:s text:c="3"/>0 <text:s/>0 <text:s text:c="4"/>1<text:tab/><text:tab/><text:tab/> 1 <text:s text:c="3"/>0 <text:s text:c="5"/>0 <text:s/>0<text:tab/><text:tab/> 0 <text:s text:c="4"/>1</text:p>
      <text:p text:style-name="P9">1 <text:s/>0<text:tab/><text:tab/> 0 <text:s text:c="2"/>0 <text:s text:c="3"/>1 <text:s/>0 <text:s text:c="4"/>1<text:tab/><text:tab/><text:tab/> 0 <text:s text:c="3"/>1 <text:s text:c="5"/>1 <text:s/>1<text:tab/><text:tab/> 1 <text:s text:c="4"/>0</text:p>
      <text:p text:style-name="P9">0 <text:s/>1<text:tab/><text:tab/> 1 <text:s text:c="2"/>1 <text:s text:c="3"/>1 <text:s/>1 <text:s text:c="4"/>0<text:tab/><text:tab/><text:tab/> 1 <text:s text:c="3"/>0 <text:s text:c="5"/>1 <text:s/>0<text:tab/><text:tab/> 1 <text:s text:c="4"/>0</text:p>
      <text:p text:style-name="P9">0 <text:s/>0<text:tab/><text:tab/> 1 <text:s text:c="2"/>1 <text:s text:c="3"/>0 <text:s/>0 <text:s text:c="4"/>1<text:tab/><text:tab/><text:tab/> 1 <text:s text:c="3"/>0 <text:s text:c="5"/>0 <text:s/>1<text:tab/><text:tab/> 0 <text:s text:c="4"/>1</text:p>
      <text:p text:style-name="P9"><text:tab/><text:tab/> ① <text:s/>② <text:s text:c="2"/>③ ② <text:s text:c="4"/>①<text:tab/><text:tab/><text:tab/> ④ <text:s text:c="2"/>③ <text:s text:c="4"/>② ①<text:tab/><text:tab/> ② <text:s text:c="3"/>①</text:p>
      <text:p text:style-name="P9"/>
      <text:p text:style-name="P3"><text:span text:style-name="T8">Så<text:tab/></text:span><text:span text:style-name="T7">(¬A ∨ B) → ¬(B → A)</text:span><text:span text:style-name="T8"><text:tab/> ≡<text:tab/></text:span><text:span text:style-name="T7">¬(A ∧ (A ↔ ¬B))</text:span><text:span text:style-name="T8"><text:tab/> <text:s text:c="6"/>≢<text:tab/></text:span><text:span text:style-name="T7">¬(A ↔ B)</text:span></text:p>
      <text:p text:style-name="P10"><draw:line text:anchor-type="paragraph" draw:z-index="7" draw:style-name="gr1" draw:text-style-name="P30" svg:x1="10.633cm" svg:y1="1.797cm" svg:x2="14.02cm" svg:y2="0.104cm"><text:p/></draw:line><draw:custom-shape text:anchor-type="paragraph" draw:z-index="8" draw:style-name="gr3" draw:text-style-name="P30" svg:width="0.503cm" svg:height="9.732cm" draw:transform="rotate (1.5707963267946) translate (1.27176388888889cm 0.527402777777778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1"><text:tab/>Logiskt ekvivalenta, ty samma på alla rader</text:p>
      <text:p text:style-name="P11"/>
      <text:p text:style-name="P11"><text:tab/>Har andra sanningsvärden på minst en rad.<text:tab/><text:tab/>Alltså:<text:tab/>α ≡ γ,</text:p>
      <text:p text:style-name="P11"><text:tab/><text:tab/><text:tab/><text:tab/><text:tab/><text:tab/><text:tab/><text:tab/><text:tab/><text:tab/><text:tab/><text:tab/>β ≢ α, γ</text:p>
      <text:p text:style-name="P23">Med boolesk algebra</text:p>
      <text:p text:style-name="P11"/>
      <text:p text:style-name="P3"><text:span text:style-name="T8"><text:tab/>(Minns att<text:tab/>a → b<text:tab/>= </text:span><text:span text:style-name="T8"><draw:frame draw:style-name="fr2" draw:name="Object1" text:anchor-type="as-char" svg:y="-0.415cm" svg:width="1.05cm" svg:height="0.49cm" draw:z-index="9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1"/>
      <text:p text:style-name="P3"><text:span text:style-name="T8"><text:tab/><text:tab/><text:tab/>a </text:span><text:span text:style-name="T7">↔</text:span><text:span text:style-name="T8"> b<text:tab/>= </text:span><text:span text:style-name="T8"><draw:frame draw:style-name="fr2" draw:name="Object2" text:anchor-type="as-char" svg:y="-0.415cm" svg:width="6.71cm" svg:height="0.512cm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1"/>
      <text:p text:style-name="P3"><text:span text:style-name="T8"><text:tab/><text:tab/><text:tab/><text:tab/></text:span><text:span text:style-name="T8"><draw:frame draw:style-name="fr2" draw:name="Object3" text:anchor-type="as-char" svg:y="-0.415cm" svg:width="6.609cm" svg:height="0.982cm" draw:z-index="1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8">)</text:span></text:p>
      <text:p text:style-name="P11"/>
      <text:p text:style-name="P11"/>
      <text:p text:style-name="P11"/>
      <text:p text:style-name="P11"/>
      <text:p text:style-name="P3"><text:span text:style-name="T8"><text:tab/></text:span><text:span text:style-name="T8"><draw:frame draw:style-name="fr3" draw:name="Object4" text:anchor-type="as-char" svg:width="14.554cm" svg:height="0.566cm" draw:z-index="1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1"/>
      <text:p text:style-name="P11"/>
      <text:p text:style-name="P11"/>
      <text:p text:style-name="P3"><text:span text:style-name="T8"><text:tab/></text:span><text:span text:style-name="T8"><draw:frame draw:style-name="fr3" draw:name="Object6" text:anchor-type="as-char" svg:width="14.697cm" svg:height="0.623cm" draw:z-index="1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1"/>
      <text:p text:style-name="P4"><text:span text:style-name="T9"><text:tab/></text:span><text:span text:style-name="T9"><draw:frame draw:style-name="fr3" draw:name="Object7" text:anchor-type="as-char" svg:width="14.199cm" svg:height="0.568cm" draw:z-index="1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2"/>
      <text:p text:style-name="P4"><text:span text:style-name="T9"><text:tab/></text:span><text:span text:style-name="T9"><draw:frame draw:style-name="fr3" draw:name="Object8" text:anchor-type="as-char" svg:width="13.769cm" svg:height="1.057cm" draw:z-index="1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2"/>
      <text:p text:style-name="P4"><text:span text:style-name="T9"><text:tab/></text:span><text:span text:style-name="T9"><draw:frame draw:style-name="fr3" draw:name="Object9" text:anchor-type="as-char" svg:width="3.671cm" svg:height="0.492cm" draw:z-index="1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1"/>
      <text:p text:style-name="P11"/>
      <text:p text:style-name="P11"/>
      <text:p text:style-name="P3"><text:span text:style-name="T8"><text:tab/></text:span><text:span text:style-name="T8"><draw:frame draw:style-name="fr3" draw:name="Object5" text:anchor-type="as-char" svg:width="14.206cm" svg:height="0.566cm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1"/>
      <text:p text:style-name="P11"/>
      <text:p text:style-name="P11"/>
      <text:p text:style-name="P11"/>
      <text:p text:style-name="P11"/>
      <text:p text:style-name="P13">2)<text:tab/>Visa med övriga boolesk algebralagar att</text:p>
      <text:p text:style-name="P13"><text:tab/>p + pq = p <text:s text:c="2"/>och <text:s text:c="2"/>p(p + q) = p.</text:p>
      <text:p text:style-name="P13"/>
      <text:p text:style-name="P5"><text:span text:style-name="T10"><text:tab/>p + pq = p</text:span><text:span text:style-name="T3">1</text:span><text:span text:style-name="T10"> + pq = p(</text:span><text:span text:style-name="T3">1</text:span><text:span text:style-name="T10"> ⋅ q) = p</text:span><text:span text:style-name="T3">1</text:span><text:span text:style-name="T10"> = p<text:tab/><text:tab/><text:tab/>(1)</text:span></text:p>
      <text:p text:style-name="P13"/>
      <text:p text:style-name="P5"><text:span text:style-name="T10"><text:tab/>p(p + q) = (p + </text:span><text:span text:style-name="T3">0</text:span><text:span text:style-name="T10">)(p + q) = p + </text:span><text:span text:style-name="T3">0</text:span><text:span text:style-name="T10">q = p + </text:span><text:span text:style-name="T3">0</text:span><text:span text:style-name="T10"> = p<text:tab/>∎</text:span></text:p>
      <text:p text:style-name="P13"/>
      <text:p text:style-name="P13"><text:tab/>Alternativt:</text:p>
      <text:p text:style-name="P13"/>
      <text:p text:style-name="P13"><text:tab/><text:tab/>p(p + q) = pp + pq = p + pq = {(1)} = p</text:p>
      <text:p text:style-name="P13"/>
      <text:p text:style-name="P24">4)<text:tab/>Ge en minimal disjunktiv form för</text:p>
      <text:p text:style-name="P13"/>
      <text:p text:style-name="P13"/>
      <text:p text:style-name="P5"><text:span text:style-name="T10"><text:tab/>a)<text:tab/>ƒ(x, z) = </text:span><text:span text:style-name="T10"><draw:frame draw:style-name="fr3" draw:name="Object10" text:anchor-type="as-char" svg:width="2.732cm" svg:height="0.49cm" draw:z-index="18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3"/>
      <text:p text:style-name="P13"/>
      <text:p text:style-name="P13"><text:tab/><text:tab/>Karnaughdiagram:</text:p>
      <text:p text:style-name="P13"/>
      <text:p text:style-name="P13"/>
      <text:p text:style-name="P13"><text:tab/><text:tab/><text:tab/><text:tab/> <text:s text:c="4"/>z</text:p>
      <text:p text:style-name="P13"><draw:line text:anchor-type="paragraph" draw:z-index="14" draw:style-name="gr1" draw:text-style-name="P30" svg:x1="4.521cm" svg:y1="0.39cm" svg:x2="4.521cm" svg:y2="3.274cm"><text:p/></draw:line><text:tab/></text:p>
      <text:p text:style-name="P13"><text:tab/><text:tab/><text:tab/><text:tab/>0<text:tab/>1</text:p>
      <text:p text:style-name="P13"><draw:line text:anchor-type="paragraph" draw:z-index="20" draw:style-name="gr1" draw:text-style-name="P30" svg:x1="3.621cm" svg:y1="0.196cm" svg:x2="6.822cm" svg:y2="0.196cm"><text:p/></draw:line><draw:rect text:anchor-type="paragraph" draw:z-index="22" draw:style-name="gr2" draw:text-style-name="P30" svg:width="0.609cm" svg:height="1.694cm" svg:x="4.838cm" svg:y="0.407cm"><text:p/></draw:rect></text:p>
      <text:p text:style-name="P5"><text:span text:style-name="T10"><text:tab/><text:tab/><text:tab/>0<text:tab/>1<text:tab/>0<text:tab/></text:span><text:span text:style-name="T11">x</text:span></text:p>
      <text:p text:style-name="P13"><draw:ellipse text:anchor-type="paragraph" draw:z-index="21" draw:style-name="gr2" draw:text-style-name="P30" svg:width="2.197cm" svg:height="0.662cm" svg:x="4.706cm" svg:y="0.425cm"><text:p/></draw:ellipse><text:tab/><text:tab/> <text:s text:c="2"/>x</text:p>
      <text:p text:style-name="P13"><text:tab/><text:tab/><text:tab/>1<text:tab/>1<text:tab/>1<text:tab/>x</text:p>
      <text:p text:style-name="P13"/>
      <text:p text:style-name="P5"><text:span text:style-name="T10"><text:tab/><text:tab/><text:tab/><text:tab/></text:span><text:span text:style-name="T2">z</text:span><text:span text:style-name="T10"><text:tab/>z</text:span></text:p>
      <text:p text:style-name="P13"><draw:rect text:anchor-type="paragraph" draw:z-index="23" draw:style-name="gr2" draw:text-style-name="P30" svg:width="0.53cm" svg:height="0.583cm" svg:x="3.648cm" svg:y="0.407cm"><text:p/></draw:rect><draw:circle text:anchor-type="paragraph" draw:z-index="24" draw:style-name="gr2" draw:text-style-name="P30" svg:width="0.636cm" svg:height="0.636cm" svg:x="4.68cm" svg:y="0.46cm"><text:p/></draw:circle></text:p>
      <text:p text:style-name="P5"><text:span text:style-name="T10"><text:tab/><text:tab/>Så:<text:tab/></text:span><text:span text:style-name="T2">z</text:span><text:span text:style-name="T10"> <text:s/>+ <text:s/>x</text:span></text:p>
      <text:p text:style-name="P13"/>
      <text:p text:style-name="P5"><text:span text:style-name="T10"><text:tab/><text:tab/>Alltså:<text:tab/>ƒ(x, z) = x + </text:span><text:span text:style-name="T2">z</text:span></text:p>
      <text:p text:style-name="P13"/>
      <text:p text:style-name="P13"/>
      <text:p text:style-name="P13"/>
      <text:p text:style-name="P5"><text:span text:style-name="T10"><text:tab/>b)<text:tab/></text:span><text:span text:style-name="T10"><draw:frame draw:style-name="fr3" draw:name="Object11" text:anchor-type="as-char" svg:width="6.47cm" svg:height="0.503cm" draw:z-index="25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3"/>
      <text:p text:style-name="P13"><draw:custom-shape text:anchor-type="paragraph" draw:z-index="30" draw:style-name="gr3" draw:text-style-name="P30" svg:width="0.451cm" svg:height="3.89cm" svg:x="3.621cm" svg:y="0.355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5"><text:span text:style-name="T10"><text:tab/><text:tab/></text:span><text:span text:style-name="T12"><text:tab/></text:span><text:span text:style-name="T10"><text:tab/><text:tab/> <text:s text:c="4"/>w<text:tab/></text:span></text:p>
      <text:p text:style-name="P5"><draw:line text:anchor-type="paragraph" draw:z-index="26" draw:style-name="gr1" draw:text-style-name="P30" svg:x1="5.897cm" svg:y1="0.116cm" svg:x2="5.897cm" svg:y2="3cm"><text:p/></draw:line><text:span text:style-name="T10"><text:tab/><text:tab/></text:span><text:span text:style-name="T12"><text:tab/></text:span><text:span text:style-name="T10"><text:tab/><text:tab/>0<text:tab/>1</text:span></text:p>
      <text:p text:style-name="P13"><draw:line text:anchor-type="paragraph" draw:z-index="27" draw:style-name="gr1" draw:text-style-name="P30" svg:x1="4.865cm" svg:y1="0.196cm" svg:x2="8.066cm" svg:y2="0.196cm"><text:p/></draw:line></text:p>
      <text:p text:style-name="P5"><text:span text:style-name="T10"><text:tab/><text:tab/>=</text:span><text:span text:style-name="T12"><text:tab/></text:span><text:span text:style-name="T10"><text:tab/>0 0<text:tab/>.<text:tab/>.<text:tab/><text:tab/>1<text:tab/>.<text:tab/><text:tab/>.<text:tab/>1<text:tab/>=</text:span></text:p>
      <text:p text:style-name="P5"><text:span text:style-name="T10"><text:tab/><text:tab/></text:span><text:span text:style-name="T12"><text:tab/></text:span><text:span text:style-name="T10"> <text:s text:c="3"/>xy<text:tab/>0 1<text:tab/>1<text:tab/>1<text:tab/>+<text:tab/>.<text:tab/>.<text:tab/>+<text:tab/>.<text:tab/>.</text:span></text:p>
      <text:p text:style-name="P5"><text:span text:style-name="T10"><text:tab/><text:tab/></text:span><text:span text:style-name="T12"><text:tab/></text:span><text:span text:style-name="T10"><text:tab/>1 1<text:tab/>.<text:tab/>.<text:tab/><text:tab/>.<text:tab/>.<text:tab/><text:tab/>.<text:tab/>.</text:span></text:p>
      <text:p text:style-name="P5"><text:span text:style-name="T10"><text:tab/><text:tab/></text:span><text:span text:style-name="T12"><text:tab/></text:span><text:span text:style-name="T10"><text:tab/>1 0<text:tab/>.<text:tab/>.<text:tab/><text:tab/>.<text:tab/>.<text:tab/><text:tab/>.<text:tab/>1</text:span></text:p>
      <text:p text:style-name="P5"/>
      <text:p text:style-name="P5"/>
      <text:p text:style-name="P13"><draw:custom-shape text:anchor-type="paragraph" draw:z-index="31" draw:style-name="gr3" draw:text-style-name="P30" svg:width="0.477cm" svg:height="3.599cm" svg:x="6.902cm" svg:y="0.04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tab/><text:tab/><text:tab/><text:tab/> <text:s text:c="4"/>w<text:tab/></text:p>
      <text:p text:style-name="P13"><draw:line text:anchor-type="paragraph" draw:z-index="28" draw:style-name="gr1" draw:text-style-name="P30" svg:x1="4.653cm" svg:y1="0.143cm" svg:x2="4.653cm" svg:y2="3.027cm"><text:p/></draw:line><draw:line text:anchor-type="paragraph" draw:z-index="35" draw:style-name="gr1" draw:text-style-name="P30" svg:x1="6.08cm" svg:y1="0.529cm" svg:x2="6.08cm" svg:y2="1.482cm"><text:p/></draw:line><draw:line text:anchor-type="paragraph" draw:z-index="36" draw:style-name="gr1" draw:text-style-name="P30" svg:x1="6.756cm" svg:y1="1.485cm" svg:x2="6.756cm" svg:y2="0.529cm"><text:p/></draw:line><text:tab/><text:tab/><text:tab/><text:tab/>0<text:tab/>1</text:p>
      <text:p text:style-name="P13"><draw:line text:anchor-type="paragraph" draw:z-index="29" draw:style-name="gr1" draw:text-style-name="P30" svg:x1="3.621cm" svg:y1="0.196cm" svg:x2="6.822cm" svg:y2="0.196cm"><text:p/></draw:line><draw:rect text:anchor-type="paragraph" draw:z-index="32" draw:style-name="gr4" draw:text-style-name="P30" svg:width="1.8cm" svg:height="0.98cm" svg:x="4.918cm" svg:y="0.487cm"><text:p/></draw:rect><draw:rect text:anchor-type="paragraph" draw:z-index="33" draw:style-name="gr4" draw:text-style-name="P30" svg:width="0.503cm" svg:height="0.768cm" svg:x="8.641cm" svg:y="0.328cm"><text:p/></draw:rect><draw:rect text:anchor-type="paragraph" draw:z-index="34" draw:style-name="gr5" draw:text-style-name="P30" svg:width="0.78cm" svg:height="0.768cm" svg:x="9.562cm" svg:y="0.328cm"><text:p/></draw:rect><text:tab/><text:tab/><text:tab/><text:tab/><text:tab/><text:tab/><text:tab/><text:tab/><text:tab/><text:tab/></text:p>
      <text:p text:style-name="P6"><draw:line text:anchor-type="paragraph" draw:z-index="37" draw:style-name="gr1" draw:text-style-name="P30" svg:x1="6.08cm" svg:y1="0.494cm" svg:x2="6.773cm" svg:y2="0.494cm"><text:p/></draw:line><text:span text:style-name="T10"><text:tab/><text:tab/>=<text:tab/>0 0<text:tab/>1<text:tab/>1<text:tab/></text:span><text:span text:style-name="T12"> <text:s text:c="2"/></text:span><text:span text:style-name="T10">=<text:tab/></text:span><text:span text:style-name="T2">x</text:span><text:span text:style-name="T12"> + </text:span><text:span text:style-name="T2">y</text:span><text:span text:style-name="T12">w</text:span></text:p>
      <text:p text:style-name="P13"><text:tab/><text:tab/> <text:s text:c="3"/>xy<text:tab/>0 1<text:tab/>1<text:tab/>1</text:p>
      <text:p text:style-name="P13"><draw:line text:anchor-type="paragraph" draw:z-index="38" draw:style-name="gr1" draw:text-style-name="P30" svg:x1="6.08cm" svg:y1="0.459cm" svg:x2="6.08cm" svg:y2="1.412cm"><text:p/></draw:line><draw:line text:anchor-type="paragraph" draw:z-index="39" draw:style-name="gr1" draw:text-style-name="P30" svg:x1="6.756cm" svg:y1="1.415cm" svg:x2="6.756cm" svg:y2="0.459cm"><text:p/></draw:line><draw:line text:anchor-type="paragraph" draw:z-index="40" draw:style-name="gr1" draw:text-style-name="P30" svg:x1="6.08cm" svg:y1="0.452cm" svg:x2="6.773cm" svg:y2="0.452cm"><text:p/></draw:line><text:tab/><text:tab/><text:tab/>1 1<text:tab/>0<text:tab/>0</text:p>
      <text:p text:style-name="P13"><text:tab/><text:tab/><text:tab/>1 0<text:tab/>0<text:tab/>1</text:p>
      <text:p text:style-name="P13"/>
      <text:p text:style-name="P25">Nu föreläsning</text:p>
      <text:p text:style-name="P14"/>
      <text:p text:style-name="P14"/>
      <text:p text:style-name="P14">Fortsättning om grafer</text:p>
      <text:p text:style-name="P14"/>
      <text:p text:style-name="P14"><text:tab/>G = (V, E)<text:tab/><text:tab/>E <text:s/>—<text:tab/>Mängden av kanter (2-delmängder av V)</text:p>
      <text:p text:style-name="P14"><text:tab/><text:tab/><text:tab/><text:tab/>V <text:s/>—<text:tab/>Mängden <text:s/>av hörn</text:p>
      <text:p text:style-name="P14"/>
      <text:p text:style-name="P14"/>
      <text:p text:style-name="P14">Isomorgi mellan grafer (“struckturlikhet”)</text:p>
      <text:p text:style-name="P14"/>
      <text:p text:style-name="P6"><text:span text:style-name="T12"><text:tab/>G</text:span><text:span text:style-name="T4">1</text:span><text:span text:style-name="T12"> = (V</text:span><text:span text:style-name="T4">1</text:span><text:span text:style-name="T12">, E</text:span><text:span text:style-name="T4">1</text:span><text:span text:style-name="T12">)<text:tab/>är isomorgisk med</text:span></text:p>
      <text:p text:style-name="P6"><text:span text:style-name="T12"><text:tab/>G</text:span><text:span text:style-name="T4">2</text:span><text:span text:style-name="T12"> = (V</text:span><text:span text:style-name="T4">2</text:span><text:span text:style-name="T12">, E</text:span><text:span text:style-name="T4">2</text:span><text:span text:style-name="T12">)<text:tab/>betyder att det finns en bijektion ϕ : V</text:span><text:span text:style-name="T4">1</text:span><text:span text:style-name="T12"> → V</text:span><text:span text:style-name="T4">2</text:span><text:span text:style-name="T12"> så att</text:span></text:p>
      <text:p text:style-name="P14"/>
      <text:p text:style-name="P6"><text:span text:style-name="T12"><text:tab/><text:tab/><text:tab/>{x, y} ∈ E</text:span><text:span text:style-name="T4">1</text:span><text:span text:style-name="T12"> <text:s/>⇔ <text:s/>{ϕ(x), ϕ(y)} ∈ E</text:span><text:span text:style-name="T4">2</text:span></text:p>
      <text:p text:style-name="P14"/>
      <text:p text:style-name="P14"/>
      <text:p text:style-name="P14"><text:tab/>Exempel:</text:p>
      <text:p text:style-name="P14"><draw:frame draw:style-name="fr1" draw:name="graphics2" text:anchor-type="paragraph" svg:x="10.982cm" svg:y="0.406cm" svg:width="3.669cm" svg:height="3.351cm" draw:z-index="43"><draw:image xlink:href="Pictures/2000004F00000E5500000D172A2DDEBC.svm" xlink:type="simple" xlink:show="embed" xlink:actuate="onLoad"/></draw:frame></text:p>
      <text:p text:style-name="P6"><draw:frame draw:style-name="fr1" draw:name="graphics1" text:anchor-type="paragraph" svg:x="3.891cm" svg:y="0.018cm" svg:width="3.669cm" svg:height="3.351cm" draw:z-index="42"><draw:image xlink:href="Pictures/2000004F00000E5500000D17816E1E77.svm" xlink:type="simple" xlink:show="embed" xlink:actuate="onLoad"/></draw:frame><text:span text:style-name="T12"><text:tab/><text:tab/>G</text:span><text:span text:style-name="T4">1</text:span><text:span text:style-name="T12">:<text:tab/><text:tab/><text:tab/><text:tab/><text:tab/>och<text:tab/>G</text:span><text:span text:style-name="T4">2</text:span><text:span text:style-name="T12">: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<text:span text:style-name="T12"><text:tab/><text:tab/>är isomorfa med isomorfi <text:s/></text:span><text:span text:style-name="T12"><draw:frame draw:style-name="fr3" draw:name="Object12" text:anchor-type="as-char" svg:width="3.533cm" svg:height="1.159cm" draw:z-index="41"><draw:object xlink:href="./Object 12" xlink:type="simple" xlink:show="embed" xlink:actuate="onLoad"/><draw:image xlink:href="./ObjectReplacements/Object 12" xlink:type="simple" xlink:show="embed" xlink:actuate="onLoad"/></draw:frame></text:span><text:span text:style-name="T12">.</text:span></text:p>
      <text:p text:style-name="P14"/>
      <text:p text:style-name="P14"/>
      <text:p text:style-name="P14"/>
      <text:p text:style-name="P7"><text:span text:style-name="T13">Valensen (graden) för ett hörn v </text:span><text:span text:style-name="T12">∈</text:span><text:span text:style-name="T13"> V:</text:span></text:p>
      <text:p text:style-name="P15"/>
      <text:p text:style-name="P15"><text:tab/>δ(v) = antalet kanter fär v ingår, (öglor räknas dubbelt).</text:p>
      <text:p text:style-name="P15"/>
      <text:p text:style-name="P15">I exemplet:</text:p>
      <text:p text:style-name="P15"/>
      <text:p text:style-name="P15"><text:tab/>δ(a) = 2 = δ(U),<text:tab/>δ(b) = 3</text:p>
      <text:p text:style-name="P15"/>
      <text:p text:style-name="P15">En graf är n-reguljär om alla hörn har valens n.</text:p>
      <text:p text:style-name="P15"/>
      <text:p text:style-name="P15"/>
      <text:p text:style-name="P7"><text:span text:style-name="T13">Exempel:<text:tab/>K</text:span><text:span text:style-name="T5">n</text:span><text:span text:style-name="T13"> <text:s/>är <text:s/>(n − 1)-reguljär</text:span></text:p>
      <text:p text:style-name="P7"><text:span text:style-name="T13"><text:tab/><text:tab/>C</text:span><text:span text:style-name="T5">n</text:span><text:span text:style-name="T13"> <text:s/>är <text:s/>2-reguljär</text:span></text:p>
      <text:p text:style-name="P15"/>
      <text:p text:style-name="P26">Sats:</text:p>
      <text:p text:style-name="P15"/>
      <text:p text:style-name="P7"><text:span text:style-name="T13"><text:tab/></text:span><text:span text:style-name="T13"><draw:frame draw:style-name="fr3" draw:name="Object13" text:anchor-type="as-char" svg:width="3.112cm" svg:height="0.873cm" draw:z-index="44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5"/>
      <text:p text:style-name="P7"><text:span text:style-name="T13"><text:tab/>Ty:<text:tab/>Till varje hörn, v, “hör”<text:tab/></text:span><text:span text:style-name="T13"><draw:frame draw:style-name="fr4" draw:name="Object15" text:anchor-type="as-char" svg:y="-0.661cm" svg:width="0.436cm" svg:height="1.048cm" draw:z-index="45"><draw:object xlink:href="./Object 15" xlink:type="simple" xlink:show="embed" xlink:actuate="onLoad"/><draw:image xlink:href="./ObjectReplacements/Object 15" xlink:type="simple" xlink:show="embed" xlink:actuate="onLoad"/></draw:frame></text:span><text:span text:style-name="T13">δ(v) kanter så </text:span><text:span text:style-name="T13"><draw:frame draw:style-name="fr4" draw:name="Object14" text:anchor-type="as-char" svg:y="-0.609cm" svg:width="3.376cm" svg:height="1.087cm" draw:z-index="46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5"/>
      <text:p text:style-name="P15"/>
      <text:p text:style-name="P15"/>
      <text:p text:style-name="P15">Följdsats:</text:p>
      <text:p text:style-name="P15"/>
      <text:p text:style-name="P15"><text:tab/>Antalet udda hörn (det vill säga hörn med udda velens) är jämnt.</text:p>
      <text:p text:style-name="P15"/>
      <text:p text:style-name="P15"/>
      <text:p text:style-name="P15"/>
      <text:p text:style-name="P15">Exempel:</text:p>
      <text:p text:style-name="P15"/>
      <text:p text:style-name="P15"><text:tab/>En 3-reguljär graf har ett jämnt antal hörn, |V| jämnt och |E| delbart med 3.</text:p>
      <text:p text:style-name="P15"/>
      <text:p text:style-name="P7"><text:span text:style-name="T13"><text:tab/></text:span><text:span text:style-name="T13"><draw:frame draw:style-name="fr3" draw:name="Object16" text:anchor-type="as-char" svg:width="5.006cm" svg:height="1.127cm" draw:z-index="47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15"/>
      <text:p text:style-name="P15"/>
      <text:p text:style-name="P15"/>
      <text:p text:style-name="P16">Exempel:</text:p>
      <text:p text:style-name="P16"/>
      <text:p text:style-name="P16"><text:tab/>G är 5-reguljär och har 8 hörn, hur många kanter?</text:p>
      <text:p text:style-name="P16"/>
      <text:p text:style-name="P8"><text:span text:style-name="T14"><text:tab/></text:span><text:span text:style-name="T14"><draw:frame draw:style-name="fr3" draw:name="Object17" text:anchor-type="as-char" svg:width="7.652cm" svg:height="1.025cm" draw:z-index="48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8"><text:span text:style-name="T14"/></text:p>
      <text:p text:style-name="P16"/>
      <text:p text:style-name="P16"/>
      <text:p text:style-name="P16"/>
      <text:p text:style-name="P16">Namn för olika kantföljder i en graf:</text:p>
      <text:p text:style-name="P16"/>
      <text:p text:style-name="P17"><text:span text:style-name="T15"><text:tab/>Vandring<text:tab/>(en. walk)<text:tab/><text:tab/>Från görn till grannhörn. {v</text:span><text:span text:style-name="T6">i</text:span><text:span text:style-name="T15">, v</text:span><text:span text:style-name="T6">i + 1</text:span><text:span text:style-name="T15">} </text:span><text:span text:style-name="T12">∈</text:span><text:span text:style-name="T15"> E, v</text:span><text:span text:style-name="T6">i</text:span><text:span text:style-name="T15"> </text:span><text:span text:style-name="T12">∈</text:span><text:span text:style-name="T15"> V.</text:span></text:p>
      <text:p text:style-name="P17"><draw:frame draw:style-name="fr1" draw:name="graphics3" text:anchor-type="paragraph" svg:x="3.627cm" svg:y="0.4cm" svg:width="9.172cm" svg:height="2.999cm" draw:z-index="49"><draw:image xlink:href="Pictures/2000005B000023D400000BB7689F403A.svm" xlink:type="simple" xlink:show="embed" xlink:actuate="onLoad"/></draw:frame><text:span text:style-name="T15"/></text:p>
      <text:p text:style-name="P27"><text:span text:style-name="T15"><text:tab/>Väg<text:tab/><text:tab/>(en. trail)<text:tab/><text:tab/>Vandring utan upprepade kanter.</text:span></text:p>
      <text:p text:style-name="P17"><draw:frame draw:style-name="fr1" draw:name="graphics4" text:anchor-type="paragraph" svg:x="3.574cm" svg:y="0.22cm" svg:width="9.172cm" svg:height="2.999cm" draw:z-index="50"><draw:image xlink:href="Pictures/2000006D000023D400000BB76899533B.svm" xlink:type="simple" xlink:show="embed" xlink:actuate="onLoad"/></draw:frame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><text:tab/>Krets<text:tab/><text:tab/>(en. circuit)<text:tab/><text:tab/>Sluten väg,<text:tab/>v</text:span><text:span text:style-name="T6">1</text:span><text:span text:style-name="T15"> = v</text:span><text:span text:style-name="T6">k</text:span></text:p>
      <text:p text:style-name="P17"><draw:frame draw:style-name="fr1" draw:name="graphics5" text:anchor-type="paragraph" svg:x="3.618cm" svg:y="0.397cm" svg:width="5.644cm" svg:height="4.233cm" draw:z-index="51"><draw:image xlink:href="Pictures/200000790000160C00001089CF874F7D.svm" xlink:type="simple" xlink:show="embed" xlink:actuate="onLoad"/></draw:frame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><text:tab/>Stig<text:tab/><text:tab/>(en. path)<text:tab/><text:tab/>Väg utan upprepade hörn</text:span></text:p>
      <text:p text:style-name="P17"><draw:frame draw:style-name="fr1" draw:name="graphics6" text:anchor-type="paragraph" svg:x="3.415cm" svg:y="0.397cm" svg:width="9.172cm" svg:height="2.999cm" draw:z-index="52"><draw:image xlink:href="Pictures/2000004F000023D400000BB7B8B9F123.svm" xlink:type="simple" xlink:show="embed" xlink:actuate="onLoad"/></draw:frame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><text:tab/>Cykel<text:tab/><text:tab/>(en. cycle)<text:tab/><text:tab/>Slutan stig</text:span></text:p>
      <text:p text:style-name="P18"><draw:frame draw:style-name="fr1" draw:name="graphics7" text:anchor-type="paragraph" svg:x="3.194cm" svg:y="0.318cm" svg:width="4.586cm" svg:height="2.999cm" draw:z-index="53"><draw:image xlink:href="Pictures/2000005B000011EA00000BB79DFDB025.svm" xlink:type="simple" xlink:show="embed" xlink:actuate="onLoad"/></draw:frame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9"><text:span text:style-name="T16"><text:tab/>En graf är sammanhängande omm varje par hörn kan</text:span></text:p>
      <text:p text:style-name="P19"><text:span text:style-name="T16"><text:tab/>förbindas med en vandring, väg eller stig.</text:span></text:p>
      <text:p text:style-name="P28"><text:span text:style-name="T16">Relationen mellan hörn och att kunna förbindas är en ekvivalensrelation.</text:span></text:p>
      <text:p text:style-name="P19"><text:span text:style-name="T16">Ekvivalens klasser: <text:s/>grafens komponenter</text:span></text:p>
      <text:p text:style-name="P19"><text:span text:style-name="T16"/></text:p>
      <text:p text:style-name="P19"><text:span text:style-name="T16">Exempel:</text:span></text:p>
      <text:p text:style-name="P19"><draw:frame draw:style-name="fr1" draw:name="graphics8" text:anchor-type="paragraph" svg:x="1.607cm" svg:y="0.176cm" svg:width="8.29cm" svg:height="4.763cm" draw:z-index="54"><draw:image xlink:href="Pictures/2000006D000020620000129BECB01C4E.svm" xlink:type="simple" xlink:show="embed" xlink:actuate="onLoad"/></draw:frame><text:span text:style-name="T16"/></text:p>
      <text:p text:style-name="P20"><text:span text:style-name="T17"><text:tab/><text:tab/><text:tab/><text:tab/><text:tab/><text:tab/><text:tab/><text:tab/><text:tab/><text:tab/>3 komponenter</text:span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>En Eulerväg är en väg som passerar varje kant exakt en gång.</text:span></text:p>
      <text:p text:style-name="P20"><text:span text:style-name="T17"/></text:p>
      <text:p text:style-name="P20"><draw:frame draw:style-name="fr1" draw:name="graphics9" text:anchor-type="paragraph" svg:x="2.154cm" svg:y="0.379cm" svg:width="6.35cm" svg:height="8.114cm" draw:z-index="55"><draw:image xlink:href="Pictures/20000799000018CE00001FB21510BDB7.svm" xlink:type="simple" xlink:show="embed" xlink:actuate="onLoad"/></draw:frame><text:span text:style-name="T17">Exempel:</text:span></text:p>
      <text:p text:style-name="P21"><text:span text:style-name="T18"/></text:p>
      <text:p text:style-name="P21"><text:span text:style-name="T18"><text:tab/><text:tab/><text:tab/><text:tab/><text:tab/><text:tab/><text:tab/>Har en Eulerväg men ingen Eulerkrets.</text:span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>Sats:<text:tab/><text:tab/>En graf, G, har en Eulerväg omm G är sammanhängande och</text:span></text:p>
      <text:p text:style-name="P21"><text:span text:style-name="T18">(Euler)<text:tab/>har högst 2 udda hörn.</text:span></text:p>
      <text:p text:style-name="P21"><text:span text:style-name="T18"/></text:p>
      <text:p text:style-name="P21"><text:span text:style-name="T18"><text:tab/><text:tab/>G har en Eulerkres om dessutom alla hörn är jämna.</text:span></text:p>
      <text:p text:style-name="P21"><text:span text:style-name="T18"/></text:p>
      <text:p text:style-name="P21"><text:span text:style-name="T18"><text:tab/><text:tab/>Varför:</text:span></text:p>
      <text:p text:style-name="P21"><text:span text:style-name="T18"><text:tab/><text:tab/><text:tab/><text:tab/>Starta i ett udda hörn (om något finns) och vandra längs</text:span></text:p>
      <text:p text:style-name="P21"><text:span text:style-name="T18"><text:tab/><text:tab/><text:tab/><text:tab/>några kanter så länge det går. Stopp i ett udda hörn</text:span></text:p>
      <text:p text:style-name="P21"><text:span text:style-name="T18"><text:tab/><text:tab/><text:tab/><text:tab/>(eller där vi startade).</text:span></text:p>
      <text:p text:style-name="P21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4-30T16:17:15</dc:date>
    <dc:creator>Mattias </dc:creator>
    <meta:editing-duration>PT82H52M43S</meta:editing-duration>
    <meta:editing-cycles>97</meta:editing-cycles>
    <meta:generator>OpenOffice.org/3.2$Unix OpenOffice.org_project/320m19$Build-9505</meta:generator>
    <meta:document-statistic meta:table-count="0" meta:image-count="9" meta:object-count="17" meta:page-count="7" meta:paragraph-count="118" meta:word-count="733" meta:character-count="3399"/>
  </office:meta>
</office:document-meta>
</file>

<file path=Object 1/content.xml><?xml version="1.0" encoding="utf-8"?>
<math xmlns="http://www.w3.org/1998/Math/MathML">
  <semantics>
    <mrow>
      <mover accent="true">
        <mi mathvariant="normal">a</mi>
        <mo stretchy="false">ˉ</mo>
      </mover>
      <mrow>
        <mi/>
        <mo stretchy="false">+</mo>
        <mi/>
      </mrow>
      <mi mathvariant="normal">b</mi>
    </mrow>
    <annotation encoding="StarMath 5.0">bar a `+` b</annotation>
  </semantics>
</math>
</file>

<file path=Object 10/content.xml><?xml version="1.0" encoding="utf-8"?>
<math xmlns="http://www.w3.org/1998/Math/MathML">
  <semantics>
    <mrow>
      <mi mathvariant="normal">x</mi>
      <mi mathvariant="normal">z</mi>
      <mrow>
        <mi/>
        <mo stretchy="false">+</mo>
        <mi/>
      </mrow>
      <mi mathvariant="normal">x</mi>
      <mover accent="true">
        <mi mathvariant="normal">z</mi>
        <mo stretchy="false">ˉ</mo>
      </mover>
      <mrow>
        <mi/>
        <mo stretchy="false">+</mo>
        <mi/>
      </mrow>
      <mover accent="true">
        <mi mathvariant="normal">x</mi>
        <mo stretchy="false">ˉ</mo>
      </mover>
      <mi mathvariant="normal">z</mi>
    </mrow>
    <annotation encoding="StarMath 5.0">x z `+` x bar z `+` bar x z</annotation>
  </semantics>
</math>
</file>

<file path=Object 11/content.xml><?xml version="1.0" encoding="utf-8"?>
<math xmlns="http://www.w3.org/1998/Math/MathML">
  <semantics>
    <mrow>
      <mi mathvariant="normal">ƒ</mi>
      <mrow>
        <mo stretchy="false">(</mo>
        <mrow>
          <mi mathvariant="normal">x</mi>
          <mi mathvariant="normal">,</mi>
          <mi/>
          <mi mathvariant="normal">y</mi>
          <mi mathvariant="normal">,</mi>
          <mi/>
          <mi mathvariant="normal">w</mi>
        </mrow>
        <mo stretchy="false">)</mo>
      </mrow>
      <mi/>
      <mtext>=</mtext>
      <mi/>
      <mover accent="true">
        <mi mathvariant="normal">x</mi>
        <mo stretchy="false">ˉ</mo>
      </mover>
      <mi mathvariant="normal">y</mi>
      <mrow>
        <mi/>
        <mo stretchy="false">+</mo>
        <mi/>
      </mrow>
      <mover accent="true">
        <mi mathvariant="normal">x</mi>
        <mo stretchy="false">ˉ</mo>
      </mover>
      <mover accent="true">
        <mi mathvariant="normal">y</mi>
        <mo stretchy="false">ˉ</mo>
      </mover>
      <mover accent="true">
        <mi mathvariant="normal">w</mi>
        <mo stretchy="false">ˉ</mo>
      </mover>
      <mrow>
        <mi/>
        <mo stretchy="false">+</mo>
        <mi/>
      </mrow>
      <mover accent="true">
        <mi mathvariant="normal">y</mi>
        <mo stretchy="false">ˉ</mo>
      </mover>
      <mi mathvariant="normal">w</mi>
      <mi/>
      <mtext>=</mtext>
    </mrow>
    <annotation encoding="StarMath 5.0">ƒ(x,`y,`w) `"="` bar x y `+` bar x bar y bar w `+` bar y w `"="</annotation>
  </semantics>
</math>
</file>

<file path=Object 12/content.xml><?xml version="1.0" encoding="utf-8"?>
<math xmlns="http://www.w3.org/1998/Math/MathML">
  <semantics>
    <mrow>
      <mi mathvariant="normal">ϕ</mi>
      <mi/>
      <mtext>=</mtext>
      <mi/>
      <mfenced open="" close="">
        <mtable>
          <mtr>
            <mtd>
              <mi mathvariant="normal">a</mi>
            </mtd>
            <mtd>
              <mi mathvariant="normal">b</mi>
            </mtd>
            <mtd>
              <mi mathvariant="normal">c</mi>
            </mtd>
            <mtd>
              <mi mathvariant="normal">d</mi>
            </mtd>
          </mtr>
          <mtr>
            <mtd>
              <mi mathvariant="normal">U</mi>
            </mtd>
            <mtd>
              <mi mathvariant="normal">T</mi>
            </mtd>
            <mtd>
              <mi mathvariant="normal">V</mi>
            </mtd>
            <mtd>
              <mi mathvariant="normal">S</mi>
            </mtd>
          </mtr>
        </mtable>
      </mfenced>
    </mrow>
    <annotation encoding="StarMath 5.0">ϕ `"="` left ( matrix{a#b#c#d##U#T#V#S} right )</annotation>
  </semantics>
</math>
</file>

<file path=Object 13/content.xml><?xml version="1.0" encoding="utf-8"?>
<math xmlns="http://www.w3.org/1998/Math/MathML">
  <semantics>
    <mrow>
      <mrow>
        <munder>
          <mi mathvariant="normal">∑</mi>
          <mrow>
            <mi mathvariant="normal">v</mi>
            <mi/>
            <mi mathvariant="normal">∈</mi>
            <mi/>
            <mi mathvariant="normal">V</mi>
          </mrow>
        </munder>
        <mi mathvariant="normal">δ</mi>
      </mrow>
      <mrow>
        <mo stretchy="false">(</mo>
        <mi mathvariant="normal">v</mi>
        <mo stretchy="false">)</mo>
      </mrow>
      <mi/>
      <mtext>=</mtext>
      <mi/>
      <mn>2</mn>
      <mfenced open="∣" close="∣">
        <mi mathvariant="normal">E</mi>
      </mfenced>
    </mrow>
    <annotation encoding="StarMath 5.0">sum from {v `∈` V} δ(v) `"="` 2 abs E</annotation>
  </semantics>
</math>
</file>

<file path=Object 14/content.xml><?xml version="1.0" encoding="utf-8"?>
<math xmlns="http://www.w3.org/1998/Math/MathML">
  <semantics>
    <mrow>
      <mfenced open="∣" close="∣">
        <mi mathvariant="normal">E</mi>
      </mfenced>
      <mi/>
      <mtext>=</mtext>
      <mi/>
      <mrow>
        <munder>
          <mi mathvariant="normal">∑</mi>
          <mrow>
            <mi mathvariant="normal">v</mi>
            <mi/>
            <mi mathvariant="normal">∈</mi>
            <mi/>
            <mi mathvariant="normal">V</mi>
          </mrow>
        </munder>
        <mfrac>
          <mn>1</mn>
          <mn>2</mn>
        </mfrac>
      </mrow>
      <mi mathvariant="normal">δ</mi>
      <mrow>
        <mo stretchy="false">(</mo>
        <mi mathvariant="normal">v</mi>
        <mo stretchy="false">)</mo>
      </mrow>
      <mn>.</mn>
    </mrow>
    <annotation encoding="StarMath 5.0">abs E `"="` sum from {v `∈` V} {1 over 2} δ(v).</annotation>
  </semantics>
</math>
</file>

<file path=Object 15/content.xml><?xml version="1.0" encoding="utf-8"?>
<math xmlns="http://www.w3.org/1998/Math/MathML">
  <semantics>
    <mfrac>
      <mn>1</mn>
      <mn>2</mn>
    </mfrac>
    <annotation encoding="StarMath 5.0">{1 over 2}</annotation>
  </semantics>
</math>
</file>

<file path=Object 16/content.xml><?xml version="1.0" encoding="utf-8"?>
<math xmlns="http://www.w3.org/1998/Math/MathML">
  <semantics>
    <mfenced open="" close="">
      <mrow>
        <mi/>
        <mrow>
          <munder>
            <mi mathvariant="normal">∑</mi>
            <mrow>
              <mi mathvariant="normal">v</mi>
              <mi/>
              <mi mathvariant="normal">∈</mi>
              <mi/>
              <mi mathvariant="normal">V</mi>
            </mrow>
          </munder>
          <munder>
            <munder>
              <mrow>
                <mi mathvariant="normal">δ</mi>
                <mrow>
                  <mo stretchy="false">(</mo>
                  <mi mathvariant="normal">v</mi>
                  <mo stretchy="false">)</mo>
                </mrow>
              </mrow>
              <mo stretchy="false"></mo>
            </munder>
            <mn>3</mn>
          </munder>
        </mrow>
        <mi/>
        <mtext>=</mtext>
        <mi/>
        <mn>3</mn>
        <mfenced open="∣" close="∣">
          <mi mathvariant="normal">V</mi>
        </mfenced>
        <mi/>
        <mtext>=</mtext>
        <mi/>
        <mn>2</mn>
        <mfenced open="∣" close="∣">
          <mi mathvariant="normal">E</mi>
        </mfenced>
        <mi/>
      </mrow>
    </mfenced>
    <annotation encoding="StarMath 5.0">left ( ``
sum from {v `∈` V} {{δ(v)} underbrace 3} `"="` 3 abs V `"="` 2 abs E
`` right )</annotation>
  </semantics>
</math>
</file>

<file path=Object 17/content.xml><?xml version="1.0" encoding="utf-8"?>
<math xmlns="http://www.w3.org/1998/Math/MathML">
  <semantics>
    <mrow>
      <mrow>
        <munder>
          <mi mathvariant="normal">∑</mi>
          <mrow>
            <mi mathvariant="normal">v</mi>
            <mi/>
            <mi mathvariant="normal">∈</mi>
            <mi/>
            <mi mathvariant="normal">V</mi>
          </mrow>
        </munder>
        <munder>
          <munder>
            <mrow>
              <mi mathvariant="normal">δ</mi>
              <mrow>
                <mo stretchy="false">(</mo>
                <mi mathvariant="normal">v</mi>
                <mo stretchy="false">)</mo>
              </mrow>
            </mrow>
            <mo stretchy="false"></mo>
          </munder>
          <mn>5</mn>
        </munder>
      </mrow>
      <mi/>
      <mtext>=</mtext>
      <mi/>
      <mn>5</mn>
      <munder>
        <munder>
          <mfenced open="∣" close="∣">
            <mi mathvariant="normal">V</mi>
          </mfenced>
          <mo stretchy="false"></mo>
        </munder>
        <mn>8</mn>
      </munder>
      <mi/>
      <mtext>=</mtext>
      <mi/>
      <mn>2</mn>
      <mfenced open="∣" close="∣">
        <mi mathvariant="normal">E</mi>
      </mfenced>
      <mi/>
      <mtext>så</mtext>
      <mi/>
      <mfenced open="∣" close="∣">
        <mi mathvariant="normal">E</mi>
      </mfenced>
      <mi/>
      <mtext>=</mtext>
      <mi/>
      <mn>20</mn>
    </mrow>
    <annotation encoding="StarMath 5.0">sum from {v `∈` V} {{δ(v)} underbrace 5} `"="` 5 {{abs V} underbrace 8} `"="` 2 abs E
~~~"så"~~~
abs E `"="` 20</annotation>
  </semantics>
</math>
</file>

<file path=Object 2/content.xml><?xml version="1.0" encoding="utf-8"?>
<math xmlns="http://www.w3.org/1998/Math/MathML">
  <semantics>
    <mrow>
      <mrow>
        <mo stretchy="false">(</mo>
        <mrow>
          <mi mathvariant="normal">a</mi>
          <mi/>
          <mi mathvariant="normal">→</mi>
          <mi/>
          <mi mathvariant="normal">b</mi>
        </mrow>
        <mo stretchy="false">)</mo>
      </mrow>
      <mrow>
        <mo stretchy="false">(</mo>
        <mrow>
          <mi mathvariant="normal">b</mi>
          <mi/>
          <mi mathvariant="normal">→</mi>
          <mi/>
          <mi mathvariant="normal">a</mi>
        </mrow>
        <mo stretchy="false">)</mo>
      </mrow>
      <mi/>
      <mtext>=</mtext>
      <mi/>
      <mrow>
        <mo stretchy="false">(</mo>
        <mrow>
          <mover accent="true">
            <mi mathvariant="normal">a</mi>
            <mo stretchy="false">ˉ</mo>
          </mover>
          <mrow>
            <mi/>
            <mo stretchy="false">+</mo>
            <mi/>
          </mrow>
          <mi mathvariant="normal">b</mi>
        </mrow>
        <mo stretchy="false">)</mo>
      </mrow>
      <mrow>
        <mo stretchy="false">(</mo>
        <mrow>
          <mover accent="true">
            <mi mathvariant="normal">b</mi>
            <mo stretchy="false">ˉ</mo>
          </mover>
          <mrow>
            <mi/>
            <mo stretchy="false">+</mo>
            <mi/>
          </mrow>
          <mi mathvariant="normal">a</mi>
        </mrow>
        <mo stretchy="false">)</mo>
      </mrow>
      <mi/>
      <mtext>=</mtext>
    </mrow>
    <annotation encoding="StarMath 5.0">(a `→` b)(b `→` a) `"="` (bar a `+` b)(bar b `+` a) `"="</annotation>
  </semantics>
</math>
</file>

<file path=Object 3/content.xml><?xml version="1.0" encoding="utf-8"?>
<math xmlns="http://www.w3.org/1998/Math/MathML">
  <semantics>
    <mrow>
      <mtext>=</mtext>
      <mi/>
      <mover accent="true">
        <mi mathvariant="normal">a</mi>
        <mo stretchy="false">ˉ</mo>
      </mover>
      <mover accent="true">
        <mi mathvariant="normal">b</mi>
        <mo stretchy="false">ˉ</mo>
      </mover>
      <mrow>
        <mi/>
        <mo stretchy="false">+</mo>
        <mi/>
      </mrow>
      <munder>
        <munder>
          <mrow>
            <mover accent="true">
              <mi mathvariant="normal">a</mi>
              <mo stretchy="false">ˉ</mo>
            </mover>
            <mi mathvariant="normal">a</mi>
          </mrow>
          <mo stretchy="false"></mo>
        </munder>
        <mn>0</mn>
      </munder>
      <mrow>
        <mi/>
        <mo stretchy="false">+</mo>
        <mi/>
      </mrow>
      <munder>
        <munder>
          <mrow>
            <mi mathvariant="normal">b</mi>
            <mover accent="true">
              <mi mathvariant="normal">b</mi>
              <mo stretchy="false">ˉ</mo>
            </mover>
          </mrow>
          <mo stretchy="false"></mo>
        </munder>
        <mn>0</mn>
      </munder>
      <mrow>
        <mi/>
        <mo stretchy="false">+</mo>
        <mi/>
      </mrow>
      <mi mathvariant="normal">b</mi>
      <mi mathvariant="normal">a</mi>
      <mi/>
      <mtext>=</mtext>
      <mi/>
      <mi mathvariant="normal">a</mi>
      <mi mathvariant="normal">b</mi>
      <mrow>
        <mi/>
        <mo stretchy="false">+</mo>
        <mi/>
      </mrow>
      <mover accent="true">
        <mi mathvariant="normal">a</mi>
        <mo stretchy="false">ˉ</mo>
      </mover>
      <mover accent="true">
        <mi mathvariant="normal">b</mi>
        <mo stretchy="false">ˉ</mo>
      </mover>
    </mrow>
    <annotation encoding="StarMath 5.0">"="` bar a bar b `+` {{bar a a} underbrace 0} `+` {{b bar b} underbrace 0} `+` b a `"="` a b `+` bar a bar b</annotation>
  </semantics>
</math>
</file>

<file path=Object 4/content.xml><?xml version="1.0" encoding="utf-8"?>
<math xmlns="http://www.w3.org/1998/Math/MathML">
  <semantics>
    <mrow>
      <mi mathvariant="normal">α</mi>
      <mi/>
      <mtext>=</mtext>
      <mi/>
      <mrow>
        <mo stretchy="false">(</mo>
        <mrow>
          <mover accent="true">
            <mi mathvariant="normal">a</mi>
            <mo stretchy="false">ˉ</mo>
          </mover>
          <mrow>
            <mi/>
            <mo stretchy="false">+</mo>
            <mi/>
          </mrow>
          <mi mathvariant="normal">b</mi>
        </mrow>
        <mo stretchy="false">)</mo>
      </mrow>
      <mi/>
      <mi mathvariant="normal">→</mi>
      <mi/>
      <mover accent="true">
        <mrow>
          <mi mathvariant="normal">b</mi>
          <mi/>
          <mi mathvariant="normal">→</mi>
          <mi/>
          <mi mathvariant="normal">a</mi>
        </mrow>
        <mo>¯</mo>
      </mover>
      <mi/>
      <mtext>=</mtext>
      <mi/>
      <mover accent="true">
        <mrow>
          <mover accent="true">
            <mi mathvariant="normal">a</mi>
            <mo stretchy="false">ˉ</mo>
          </mover>
          <mrow>
            <mi/>
            <mo stretchy="false">+</mo>
            <mi/>
          </mrow>
          <mi mathvariant="normal">b</mi>
        </mrow>
        <mo>¯</mo>
      </mover>
      <mrow>
        <mi/>
        <mo stretchy="false">+</mo>
        <mi/>
      </mrow>
      <mover accent="true">
        <mrow>
          <mover accent="true">
            <mi mathvariant="normal">b</mi>
            <mo stretchy="false">ˉ</mo>
          </mover>
          <mrow>
            <mi/>
            <mo stretchy="false">+</mo>
            <mi/>
          </mrow>
          <mi mathvariant="normal">a</mi>
        </mrow>
        <mo>¯</mo>
      </mover>
      <mi/>
      <mtext>=</mtext>
      <mi/>
      <mrow>
        <mover accent="true">
          <mover accent="true">
            <mi mathvariant="normal">a</mi>
            <mo stretchy="false">ˉ</mo>
          </mover>
          <mo stretchy="false">ˉ</mo>
        </mover>
        <mi mathvariant="normal">⋅</mi>
        <mover accent="true">
          <mi mathvariant="normal">b</mi>
          <mo stretchy="false">ˉ</mo>
        </mover>
      </mrow>
      <mrow>
        <mi/>
        <mo stretchy="false">+</mo>
        <mi/>
      </mrow>
      <mrow>
        <mover accent="true">
          <mover accent="true">
            <mi mathvariant="normal">b</mi>
            <mo stretchy="false">ˉ</mo>
          </mover>
          <mo stretchy="false">ˉ</mo>
        </mover>
        <mi mathvariant="normal">⋅</mi>
        <mover accent="true">
          <mi mathvariant="normal">a</mi>
          <mo stretchy="false">ˉ</mo>
        </mover>
      </mrow>
      <mi/>
      <mtext>=</mtext>
      <mi/>
      <mrow>
        <mi mathvariant="normal">a</mi>
        <mi mathvariant="normal">⋅</mi>
        <mover accent="true">
          <mi mathvariant="normal">b</mi>
          <mo stretchy="false">ˉ</mo>
        </mover>
      </mrow>
      <mrow>
        <mi/>
        <mo stretchy="false">+</mo>
        <mi/>
      </mrow>
      <mrow>
        <mi mathvariant="normal">b</mi>
        <mi mathvariant="normal">⋅</mi>
        <mover accent="true">
          <mi mathvariant="normal">a</mi>
          <mo stretchy="false">ˉ</mo>
        </mover>
      </mrow>
      <mi/>
      <mtext>=</mtext>
      <mi/>
      <mrow>
        <mi mathvariant="normal">a</mi>
        <mi mathvariant="normal">⋅</mi>
        <mover accent="true">
          <mi mathvariant="normal">b</mi>
          <mo stretchy="false">ˉ</mo>
        </mover>
      </mrow>
      <mrow>
        <mi/>
        <mo stretchy="false">+</mo>
        <mi/>
      </mrow>
      <mrow>
        <mover accent="true">
          <mi mathvariant="normal">a</mi>
          <mo stretchy="false">ˉ</mo>
        </mover>
        <mi mathvariant="normal">⋅</mi>
        <mi mathvariant="normal">b</mi>
      </mrow>
    </mrow>
    <annotation encoding="StarMath 5.0">α `"="` (bar a `+` b) `→` {overline {b `→` a}} `"="` {overline{bar a `+` b}} `+` {overline{bar b `+` a}} `"="` bar bar a cdot bar b `+` bar bar b cdot bar a `"="` a cdot bar b `+` b cdot bar a `"="` a cdot bar b `+` bar a cdot b</annotation>
  </semantics>
</math>
</file>

<file path=Object 5/content.xml><?xml version="1.0" encoding="utf-8"?>
<math xmlns="http://www.w3.org/1998/Math/MathML">
  <semantics>
    <mrow>
      <mi mathvariant="normal">γ</mi>
      <mi/>
      <mtext>=</mtext>
      <mi/>
      <mover accent="true">
        <mrow>
          <mi mathvariant="normal">a</mi>
          <mi/>
          <mi mathvariant="normal">↔</mi>
          <mi/>
          <mi mathvariant="normal">b</mi>
        </mrow>
        <mo>¯</mo>
      </mover>
      <mi/>
      <mtext>=</mtext>
      <mi/>
      <mover accent="true">
        <mrow>
          <mi mathvariant="normal">a</mi>
          <mi mathvariant="normal">b</mi>
          <mrow>
            <mi/>
            <mo stretchy="false">+</mo>
            <mi/>
          </mrow>
          <mover accent="true">
            <mi mathvariant="normal">a</mi>
            <mo stretchy="false">ˉ</mo>
          </mover>
          <mover accent="true">
            <mi mathvariant="normal">b</mi>
            <mo stretchy="false">ˉ</mo>
          </mover>
        </mrow>
        <mo>¯</mo>
      </mover>
      <mi/>
      <mtext>=</mtext>
      <mi/>
      <mover accent="true">
        <mrow>
          <mi mathvariant="normal">a</mi>
          <mi mathvariant="normal">b</mi>
        </mrow>
        <mo>¯</mo>
      </mover>
      <mrow>
        <mi/>
        <mi mathvariant="normal">⋅</mi>
        <mi/>
      </mrow>
      <mover accent="true">
        <mrow>
          <mover accent="true">
            <mi mathvariant="normal">a</mi>
            <mo stretchy="false">ˉ</mo>
          </mover>
          <mover accent="true">
            <mi mathvariant="normal">b</mi>
            <mo stretchy="false">ˉ</mo>
          </mover>
        </mrow>
        <mo>¯</mo>
      </mover>
      <mi/>
      <mtext>=</mtext>
      <mi/>
      <mrow>
        <mo stretchy="false">(</mo>
        <mrow>
          <mover accent="true">
            <mi mathvariant="normal">a</mi>
            <mo stretchy="false">ˉ</mo>
          </mover>
          <mrow>
            <mi/>
            <mo stretchy="false">+</mo>
            <mi/>
          </mrow>
          <mover accent="true">
            <mi mathvariant="normal">b</mi>
            <mo stretchy="false">ˉ</mo>
          </mover>
        </mrow>
        <mo stretchy="false">)</mo>
      </mrow>
      <mrow>
        <mo stretchy="false">(</mo>
        <mrow>
          <mi mathvariant="normal">a</mi>
          <mrow>
            <mi/>
            <mo stretchy="false">+</mo>
            <mi/>
          </mrow>
          <mi mathvariant="normal">b</mi>
        </mrow>
        <mo stretchy="false">)</mo>
      </mrow>
      <mi/>
      <mtext>=</mtext>
      <mi/>
      <mover accent="true">
        <mi mathvariant="normal">a</mi>
        <mo stretchy="false">ˉ</mo>
      </mover>
      <mi mathvariant="normal">b</mi>
      <mrow>
        <mi/>
        <mo stretchy="false">+</mo>
        <mi/>
      </mrow>
      <mi mathvariant="normal">a</mi>
      <mover accent="true">
        <mi mathvariant="normal">b</mi>
        <mo stretchy="false">ˉ</mo>
      </mover>
      <mi/>
      <mtext>=</mtext>
      <mi/>
      <mi mathvariant="normal">a</mi>
      <mover accent="true">
        <mi mathvariant="normal">b</mi>
        <mo stretchy="false">ˉ</mo>
      </mover>
      <mrow>
        <mi/>
        <mo stretchy="false">+</mo>
        <mi/>
      </mrow>
      <mover accent="true">
        <mi mathvariant="normal">a</mi>
        <mo stretchy="false">ˉ</mo>
      </mover>
      <mi mathvariant="normal">b</mi>
    </mrow>
    <annotation encoding="StarMath 5.0">γ `"="` {overline{a `↔` b}} `"="` {overline{a b `+` bar a bar b}} `"="` {overline{a b}} `cdot` {overline{bar a bar b}} `"="` (bar a `+` bar b)(a `+` b) `"="` bar a b `+` a bar b `"="` a bar b `+` bar a b</annotation>
  </semantics>
</math>
</file>

<file path=Object 6/content.xml><?xml version="1.0" encoding="utf-8"?>
<math xmlns="http://www.w3.org/1998/Math/MathML">
  <semantics>
    <mrow>
      <mi mathvariant="normal">β</mi>
      <mi/>
      <mtext>=</mtext>
      <mi/>
      <mover accent="true">
        <mrow>
          <mi mathvariant="normal">a</mi>
          <mrow>
            <mo stretchy="false">(</mo>
            <mrow>
              <mi mathvariant="normal">a</mi>
              <mi/>
              <mi mathvariant="normal">↔</mi>
              <mi/>
              <mi mathvariant="normal">b</mi>
            </mrow>
            <mo stretchy="false">)</mo>
          </mrow>
        </mrow>
        <mo>¯</mo>
      </mover>
      <mi/>
      <mtext>=</mtext>
      <mi/>
      <mover accent="true">
        <mrow>
          <mi mathvariant="normal">a</mi>
          <mrow>
            <mo stretchy="false">(</mo>
            <mrow>
              <mi mathvariant="normal">a</mi>
              <mover accent="true">
                <mi mathvariant="normal">b</mi>
                <mo stretchy="false">ˉ</mo>
              </mover>
              <mrow>
                <mi/>
                <mo stretchy="false">+</mo>
                <mi/>
              </mrow>
              <mover accent="true">
                <mi mathvariant="normal">a</mi>
                <mo stretchy="false">ˉ</mo>
              </mover>
              <mover accent="true">
                <mover accent="true">
                  <mi mathvariant="normal">b</mi>
                  <mo stretchy="false">ˉ</mo>
                </mover>
                <mo stretchy="false">ˉ</mo>
              </mover>
            </mrow>
            <mo stretchy="false">)</mo>
          </mrow>
        </mrow>
        <mo>¯</mo>
      </mover>
      <mi/>
      <mtext>=</mtext>
      <mi/>
      <mover accent="true">
        <mrow>
          <mi mathvariant="normal">a</mi>
          <mrow>
            <mo stretchy="false">(</mo>
            <mrow>
              <mi mathvariant="normal">a</mi>
              <mover accent="true">
                <mi mathvariant="normal">b</mi>
                <mo stretchy="false">ˉ</mo>
              </mover>
              <mrow>
                <mi/>
                <mo stretchy="false">+</mo>
                <mi/>
              </mrow>
              <mover accent="true">
                <mi mathvariant="normal">a</mi>
                <mo stretchy="false">ˉ</mo>
              </mover>
              <mi mathvariant="normal">b</mi>
            </mrow>
            <mo stretchy="false">)</mo>
          </mrow>
        </mrow>
        <mo>¯</mo>
      </mover>
      <mi/>
      <mtext>=</mtext>
      <mi/>
      <mover accent="true">
        <mi mathvariant="normal">a</mi>
        <mo stretchy="false">ˉ</mo>
      </mover>
      <mrow>
        <mi/>
        <mo stretchy="false">+</mo>
        <mi/>
      </mrow>
      <mover accent="true">
        <mrow>
          <mi mathvariant="normal">a</mi>
          <mover accent="true">
            <mi mathvariant="normal">b</mi>
            <mo stretchy="false">ˉ</mo>
          </mover>
          <mrow>
            <mi/>
            <mo stretchy="false">+</mo>
            <mi/>
          </mrow>
          <mover accent="true">
            <mi mathvariant="normal">a</mi>
            <mo stretchy="false">ˉ</mo>
          </mover>
          <mi mathvariant="normal">b</mi>
        </mrow>
        <mo>¯</mo>
      </mover>
      <mi/>
      <mtext>=</mtext>
      <mi/>
      <mover accent="true">
        <mi mathvariant="normal">a</mi>
        <mo stretchy="false">ˉ</mo>
      </mover>
      <mrow>
        <mi/>
        <mo stretchy="false">+</mo>
        <mi/>
      </mrow>
      <mover accent="true">
        <mrow>
          <mi mathvariant="normal">a</mi>
          <mover accent="true">
            <mi mathvariant="normal">b</mi>
            <mo stretchy="false">ˉ</mo>
          </mover>
        </mrow>
        <mo>¯</mo>
      </mover>
      <mrow>
        <mi/>
        <mi mathvariant="normal">⋅</mi>
        <mi/>
      </mrow>
      <mover accent="true">
        <mrow>
          <mover accent="true">
            <mi mathvariant="normal">a</mi>
            <mo stretchy="false">ˉ</mo>
          </mover>
          <mi mathvariant="normal">b</mi>
        </mrow>
        <mo>¯</mo>
      </mover>
      <mi/>
      <mtext>=</mtext>
    </mrow>
    <annotation encoding="StarMath 5.0">β `"="` {overline{a(a `↔` b)}} `"="` {overline{a(a bar b `+` bar a bar bar b)}} `"="` {overline{a(a bar b `+` bar a b)}} `"="` bar a `+` {overline{a bar b `+` bar a b}} `"="` bar a `+` {overline{a bar b}} `cdot` {overline{bar a b}} `"="</annotation>
  </semantics>
</math>
</file>

<file path=Object 7/content.xml><?xml version="1.0" encoding="utf-8"?>
<math xmlns="http://www.w3.org/1998/Math/MathML">
  <semantics>
    <mrow>
      <mphantom>
        <mstyle>
          <mrow>
            <mi mathvariant="normal">β</mi>
          </mrow>
        </mstyle>
      </mphantom>
      <mi/>
      <mtext>=</mtext>
      <mi/>
      <mover accent="true">
        <mi mathvariant="normal">a</mi>
        <mo stretchy="false">ˉ</mo>
      </mover>
      <mrow>
        <mi/>
        <mo stretchy="false">+</mo>
        <mi/>
      </mrow>
      <mrow>
        <mo stretchy="false">(</mo>
        <mrow>
          <mover accent="true">
            <mi mathvariant="normal">a</mi>
            <mo stretchy="false">ˉ</mo>
          </mover>
          <mrow>
            <mi/>
            <mo stretchy="false">+</mo>
            <mi/>
          </mrow>
          <mover accent="true">
            <mover accent="true">
              <mi mathvariant="normal">b</mi>
              <mo stretchy="false">ˉ</mo>
            </mover>
            <mo stretchy="false">ˉ</mo>
          </mover>
        </mrow>
        <mo stretchy="false">)</mo>
      </mrow>
      <mrow>
        <mo stretchy="false">(</mo>
        <mrow>
          <mover accent="true">
            <mover accent="true">
              <mi mathvariant="normal">a</mi>
              <mo stretchy="false">ˉ</mo>
            </mover>
            <mo stretchy="false">ˉ</mo>
          </mover>
          <mrow>
            <mi/>
            <mo stretchy="false">+</mo>
            <mi/>
          </mrow>
          <mover accent="true">
            <mi mathvariant="normal">b</mi>
            <mo stretchy="false">ˉ</mo>
          </mover>
        </mrow>
        <mo stretchy="false">)</mo>
      </mrow>
      <mi/>
      <mtext>=</mtext>
      <mi/>
      <mover accent="true">
        <mi mathvariant="normal">a</mi>
        <mo stretchy="false">ˉ</mo>
      </mover>
      <mrow>
        <mi/>
        <mo stretchy="false">+</mo>
        <mi/>
      </mrow>
      <mrow>
        <mo stretchy="false">(</mo>
        <mrow>
          <mover accent="true">
            <mi mathvariant="normal">a</mi>
            <mo stretchy="false">ˉ</mo>
          </mover>
          <mrow>
            <mi/>
            <mo stretchy="false">+</mo>
            <mi/>
          </mrow>
          <mi mathvariant="normal">b</mi>
        </mrow>
        <mo stretchy="false">)</mo>
      </mrow>
      <mrow>
        <mo stretchy="false">(</mo>
        <mrow>
          <mi mathvariant="normal">a</mi>
          <mrow>
            <mi/>
            <mo stretchy="false">+</mo>
            <mi/>
          </mrow>
          <mover accent="true">
            <mi mathvariant="normal">b</mi>
            <mo stretchy="false">ˉ</mo>
          </mover>
        </mrow>
        <mo stretchy="false">)</mo>
      </mrow>
      <mi/>
      <mtext>=</mtext>
      <mi/>
      <mover accent="true">
        <mi mathvariant="normal">a</mi>
        <mo stretchy="false">ˉ</mo>
      </mover>
      <mrow>
        <mi/>
        <mo stretchy="false">+</mo>
        <mi/>
      </mrow>
      <mover accent="true">
        <mi mathvariant="normal">a</mi>
        <mo stretchy="false">ˉ</mo>
      </mover>
      <mi mathvariant="normal">a</mi>
      <mrow>
        <mi/>
        <mo stretchy="false">+</mo>
        <mi/>
      </mrow>
      <mover accent="true">
        <mi mathvariant="normal">a</mi>
        <mo stretchy="false">ˉ</mo>
      </mover>
      <mover accent="true">
        <mi mathvariant="normal">b</mi>
        <mo stretchy="false">ˉ</mo>
      </mover>
      <mrow>
        <mi/>
        <mo stretchy="false">+</mo>
        <mi/>
      </mrow>
      <mi mathvariant="normal">b</mi>
      <mi mathvariant="normal">a</mi>
      <mrow>
        <mi/>
        <mo stretchy="false">+</mo>
        <mi/>
      </mrow>
      <mi mathvariant="normal">b</mi>
      <mover accent="true">
        <mi mathvariant="normal">b</mi>
        <mo stretchy="false">ˉ</mo>
      </mover>
      <mi/>
      <mtext>=</mtext>
    </mrow>
    <annotation encoding="StarMath 5.0">phantom β `"="` bar a `+` (bar a `+` bar bar b)(bar bar a `+` bar b) `"="` bar a `+` (bar a `+` b)(a `+` bar b) `"="` bar a `+` bar a a `+` bar a bar b `+` b a `+` b bar b `"="</annotation>
  </semantics>
</math>
</file>

<file path=Object 8/content.xml><?xml version="1.0" encoding="utf-8"?>
<math xmlns="http://www.w3.org/1998/Math/MathML">
  <semantics>
    <mrow>
      <mphantom>
        <mstyle>
          <mrow>
            <mi mathvariant="normal">β</mi>
          </mrow>
        </mstyle>
      </mphantom>
      <mi/>
      <mtext>=</mtext>
      <mi/>
      <mover accent="true">
        <mi mathvariant="normal">a</mi>
        <mo stretchy="false">ˉ</mo>
      </mover>
      <mrow>
        <mi/>
        <mo stretchy="false">+</mo>
        <mi/>
      </mrow>
      <mstyle mathvariant="bold">
        <mrow>
          <mn>0</mn>
        </mrow>
      </mstyle>
      <mrow>
        <mi/>
        <mo stretchy="false">+</mo>
        <mi/>
      </mrow>
      <mover accent="true">
        <mi mathvariant="normal">a</mi>
        <mo stretchy="false">ˉ</mo>
      </mover>
      <mover accent="true">
        <mi mathvariant="normal">b</mi>
        <mo stretchy="false">ˉ</mo>
      </mover>
      <mrow>
        <mi/>
        <mo stretchy="false">+</mo>
        <mi/>
      </mrow>
      <mi mathvariant="normal">b</mi>
      <mi mathvariant="normal">a</mi>
      <mrow>
        <mi/>
        <mo stretchy="false">+</mo>
        <mi/>
      </mrow>
      <mstyle mathvariant="bold">
        <mrow>
          <mn>0</mn>
        </mrow>
      </mstyle>
      <mi/>
      <mtext>=</mtext>
      <mi/>
      <munder>
        <munder>
          <mrow>
            <mover accent="true">
              <mi mathvariant="normal">a</mi>
              <mo stretchy="false">ˉ</mo>
            </mover>
            <mrow>
              <mi/>
              <mo stretchy="false">+</mo>
              <mi/>
            </mrow>
            <mover accent="true">
              <mi mathvariant="normal">a</mi>
              <mo stretchy="false">ˉ</mo>
            </mover>
            <mover accent="true">
              <mi mathvariant="normal">b</mi>
              <mo stretchy="false">ˉ</mo>
            </mover>
          </mrow>
          <mo stretchy="false"></mo>
        </munder>
        <mstyle mathsize="125%">
          <mrow>
            <mover accent="true">
              <mi mathvariant="normal">a</mi>
              <mo stretchy="false">ˉ</mo>
            </mover>
          </mrow>
        </mstyle>
      </munder>
      <mrow>
        <mi/>
        <mo stretchy="false">+</mo>
        <mi/>
      </mrow>
      <mi mathvariant="normal">a</mi>
      <mi mathvariant="normal">b</mi>
      <mi/>
      <mtext>=</mtext>
      <mi/>
      <mover accent="true">
        <mi mathvariant="normal">a</mi>
        <mo stretchy="false">ˉ</mo>
      </mover>
      <mrow>
        <mi/>
        <mo stretchy="false">+</mo>
        <mi/>
      </mrow>
      <mi mathvariant="normal">a</mi>
      <mi mathvariant="normal">b</mi>
      <mi/>
      <mtext>=</mtext>
      <mi/>
      <mrow>
        <mo stretchy="false">(</mo>
        <mrow>
          <mover accent="true">
            <mi mathvariant="normal">a</mi>
            <mo stretchy="false">ˉ</mo>
          </mover>
          <mrow>
            <mi/>
            <mo stretchy="false">+</mo>
            <mi/>
          </mrow>
          <mi mathvariant="normal">a</mi>
        </mrow>
        <mo stretchy="false">)</mo>
      </mrow>
      <mrow>
        <mo stretchy="false">(</mo>
        <mrow>
          <mover accent="true">
            <mi mathvariant="normal">a</mi>
            <mo stretchy="false">ˉ</mo>
          </mover>
          <mrow>
            <mi/>
            <mo stretchy="false">+</mo>
            <mi/>
          </mrow>
          <mi mathvariant="normal">b</mi>
        </mrow>
        <mo stretchy="false">)</mo>
      </mrow>
      <mi/>
      <mtext>=</mtext>
    </mrow>
    <annotation encoding="StarMath 5.0">phantom β `"="` bar a `+` {bold 0} `+` bar a bar b `+` b a `+` {bold 0} `"="` {{bar a `+` bar a bar b} underbrace {size *1.25 {bar a}}} `+` a b `"="` bar a `+` a b `"="` (bar a `+` a)(bar a `+` b) `"="</annotation>
  </semantics>
</math>
</file>

<file path=Object 9/content.xml><?xml version="1.0" encoding="utf-8"?>
<math xmlns="http://www.w3.org/1998/Math/MathML">
  <semantics>
    <mrow>
      <mphantom>
        <mstyle>
          <mrow>
            <mi mathvariant="normal">β</mi>
          </mrow>
        </mstyle>
      </mphantom>
      <mi/>
      <mtext>=</mtext>
      <mi/>
      <mover accent="true">
        <mi mathvariant="normal">a</mi>
        <mo stretchy="false">ˉ</mo>
      </mover>
      <mrow>
        <mi/>
        <mo stretchy="false">+</mo>
        <mi/>
      </mrow>
      <mi mathvariant="normal">b</mi>
      <mi/>
      <mtext>=</mtext>
      <mi/>
      <mi mathvariant="normal">a</mi>
      <mi/>
      <mi mathvariant="normal">→</mi>
      <mi/>
      <mi mathvariant="normal">b</mi>
    </mrow>
    <annotation encoding="StarMath 5.0">phantom β `"="` bar a `+` b `"="` a `→` b</annotation>
  </semantics>
</math>
</file>